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9900" draw:textarea-horizontal-align="justify" draw:textarea-vertical-align="middle" draw:auto-grow-height="false" fo:min-height="2.458cm" fo:min-width="4.208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725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5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 fo:background-color="#ffffff"/>
    </style:style>
    <style:style style:name="P2" style:family="paragraph">
      <loext:graphic-properties draw:fill="solid" draw:fill-color="#009900"/>
      <style:paragraph-properties fo:text-align="center"/>
      <style:text-properties fo:color="#ffffff" fo:font-weight="bold" fo:background-color="transparen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9900"/>
      <style:paragraph-properties fo:text-align="center"/>
      <style:text-properties fo:color="#ffffff" fo:font-weight="bold"/>
    </style:style>
    <style:style style:name="P5" style:family="paragraph">
      <style:paragraph-properties fo:text-align="center"/>
      <style:text-properties fo:color="#ffffff" fo:font-weight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Lucida Grande"/>
    </style:style>
    <style:style style:name="P9" style:family="paragraph">
      <loext:graphic-properties draw:fill="none" draw:fill-color="#ffffff"/>
      <style:text-properties style:font-name="Lucida Grande"/>
    </style:style>
    <style:style style:name="T1" style:family="text">
      <style:text-properties fo:color="#ffffff" fo:background-color="transparent"/>
    </style:style>
    <style:style style:name="T2" style:family="text">
      <style:text-properties fo:color="#ffffff" fo:font-weight="bold"/>
    </style:style>
    <style:style style:name="T3" style:family="text">
      <style:text-properties style:font-name="Lucida Gran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3.1cm" svg:y="1.1cm">
          <text:p text:style-name="P1"><text:span text:style-name="T1">Public</text:span></text:p>
          <text:p text:style-name="P1"><text:span text:style-name="T1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cm" svg:height="3cm" svg:x="2.9cm" svg:y="8.9cm">
          <text:p text:style-name="P3"><text:span text:style-name="T2">Enterprise</text:span></text:p>
          <text:p text:style-name="P3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cm" svg:height="3cm" svg:x="12.9cm" svg:y="5cm">
          <text:p text:style-name="P3"><text:span text:style-name="T2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cm" svg:height="3cm" svg:x="13cm" svg:y="12.9cm">
          <text:p text:style-name="P5"><text:span text:style-name="T2">Project</text:span></text:p>
          <text:p text:style-name="P5"><text:span text:style-name="T2">work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0.4cm" svg:height="3.4cm" svg:x="5.205cm" svg:y="4.8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0.4cm" svg:height="3.4cm" svg:x="15.306cm" svg:y="8.9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3.538cm" svg:height="0.372cm" draw:transform="rotate (0.523598775598299) translate (8.986cm 8.9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3.538cm" svg:height="0.372cm" draw:transform="rotate (2.61781934506629) translate (12.047cm 13.8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0.502cm" svg:height="0.954cm" svg:x="6.3cm" svg:y="7.1cm">
          <draw:text-box>
            <text:p/>
          </draw:text-box>
        </draw:frame>
        <draw:frame draw:style-name="gr4" draw:text-style-name="P7" draw:layer="layout" svg:width="0.502cm" svg:height="0.954cm" svg:x="6.7cm" svg:y="5.9cm">
          <draw:text-box>
            <text:p/>
          </draw:text-box>
        </draw:frame>
        <draw:frame draw:style-name="gr5" draw:text-style-name="P9" draw:layer="layout" svg:width="4.735cm" svg:height="0.996cm" svg:x="0.8cm" svg:y="6cm">
          <draw:text-box>
            <text:p text:style-name="P8"><text:span text:style-name="T3">&lt;ivy:install/&gt;</text:span></text:p>
          </draw:text-box>
        </draw:frame>
        <draw:frame draw:style-name="gr5" draw:text-style-name="P9" draw:layer="layout" svg:width="4.884cm" svg:height="0.996cm" svg:x="15.6cm" svg:y="10.1cm">
          <draw:text-box>
            <text:p text:style-name="P8">&lt;ivy:retrieve&gt;</text:p>
          </draw:text-box>
        </draw:frame>
        <draw:frame draw:style-name="gr5" draw:text-style-name="P9" draw:layer="layout" svg:width="4.82cm" svg:height="0.996cm" svg:x="8.1cm" svg:y="14cm">
          <draw:text-box>
            <text:p text:style-name="P8"><text:span text:style-name="T3">&lt;ivy:publish&gt;</text:span></text:p>
          </draw:text-box>
        </draw:frame>
        <draw:frame draw:style-name="gr5" draw:text-style-name="P9" draw:layer="layout" svg:width="4.744cm" svg:height="0.996cm" svg:x="8.2cm" svg:y="6.1cm">
          <draw:text-box>
            <text:p text:style-name="P8"><text:span text:style-name="T3">&lt;ivy:resolv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99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22:25:49.269931000</meta:creation-date>
    <dc:date>2017-05-31T23:00:26.361686000</dc:date>
    <meta:editing-duration>PT8M24S</meta:editing-duration>
    <meta:editing-cycles>1</meta:editing-cycles>
    <meta:document-statistic meta:object-count="14"/>
    <meta:generator>LibreOffice/5.3.3.2$MacOSX_X86_64 LibreOffice_project/3d9a8b4b4e538a85e0782bd6c2d430bafe583448</meta:generator>
  </office:meta>
</office:document-meta>
</file>